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cm" fo:min-width="14.488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38cm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 style:list-style-name="L2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notes" style:list-style-name="L6">
      <style:graphic-properties draw:fill-color="#ffffff" draw:auto-grow-height="true" fo:min-height="10.735cm"/>
    </style:style>
    <style:style style:name="pr7" style:family="presentation" style:parent-style-name="lyt-cool-notes">
      <style:graphic-properties draw:fill-color="#ffffff" fo:min-height="10.484cm"/>
    </style:style>
    <style:style style:name="pr8" style:family="presentation" style:parent-style-name="lyt-cool-notes" style:list-style-name="L6">
      <style:graphic-properties draw:fill-color="#ffffff" draw:auto-grow-height="true" fo:min-height="10.735cm"/>
    </style:style>
    <style:style style:name="pr9" style:family="presentation" style:parent-style-name="lyt-cool-notes" style:list-style-name="L6">
      <style:graphic-properties draw:fill-color="#ffffff" draw:auto-grow-height="true" fo:min-height="10.735cm"/>
    </style:style>
    <style:style style:name="pr10" style:family="presentation" style:parent-style-name="lyt-cool-outline1">
      <style:graphic-properties draw:fill-color="#ffffff" draw:auto-grow-height="true" fo:min-height="13.86cm"/>
    </style:style>
    <style:style style:name="pr11" style:family="presentation" style:parent-style-name="lyt-cool-notes" style:list-style-name="L6">
      <style:graphic-properties draw:fill-color="#ffffff" draw:auto-grow-height="true" fo:min-height="10.735cm"/>
    </style:style>
    <style:style style:name="pr12" style:family="presentation" style:parent-style-name="lyt-cool-notes" style:list-style-name="L6">
      <style:graphic-properties draw:fill-color="#ffffff" draw:auto-grow-height="true" fo:min-height="10.735cm"/>
    </style:style>
    <style:style style:name="pr13" style:family="presentation" style:parent-style-name="lyt-cool-outline1" style:list-style-name="L5">
      <style:graphic-properties draw:fill-color="#ffffff" draw:auto-grow-height="true" fo:min-height="13.231cm"/>
    </style:style>
    <style:style style:name="pr14" style:family="presentation" style:parent-style-name="lyt-cool-notes" style:list-style-name="L6">
      <style:graphic-properties draw:fill-color="#ffffff" draw:auto-grow-height="true" fo:min-height="10.735cm"/>
    </style:style>
    <style:style style:name="pr15" style:family="presentation" style:parent-style-name="lyt-cool-notes" style:list-style-name="L6">
      <style:graphic-properties draw:fill-color="#ffffff" draw:auto-grow-height="true" fo:min-height="10.735cm"/>
    </style:style>
    <style:style style:name="pr16" style:family="presentation" style:parent-style-name="lyt-cool-notes" style:list-style-name="L6">
      <style:graphic-properties draw:fill-color="#ffffff" draw:auto-grow-height="true" fo:min-height="10.735cm"/>
    </style:style>
    <style:style style:name="pr17" style:family="presentation" style:parent-style-name="lyt-cool-notes" style:list-style-name="L6">
      <style:graphic-properties draw:fill-color="#ffffff" draw:auto-grow-height="true" fo:min-height="10.735cm"/>
    </style:style>
    <style:style style:name="pr18" style:family="presentation" style:parent-style-name="lyt-cool-notes" style:list-style-name="L6">
      <style:graphic-properties draw:fill-color="#ffffff" draw:auto-grow-height="true" fo:min-height="10.735cm"/>
    </style:style>
    <style:style style:name="pr19" style:family="presentation" style:parent-style-name="lyt-cool-notes" style:list-style-name="L6">
      <style:graphic-properties draw:fill-color="#ffffff" draw:auto-grow-height="true" fo:min-height="10.735cm"/>
    </style:style>
    <style:style style:name="pr20" style:family="presentation" style:parent-style-name="lyt-cool-notes" style:list-style-name="L6">
      <style:graphic-properties draw:fill-color="#ffffff" draw:auto-grow-height="true" fo:min-height="10.735cm"/>
    </style:style>
    <style:style style:name="pr21" style:family="presentation" style:parent-style-name="lyt-cool-notes" style:list-style-name="L6">
      <style:graphic-properties draw:fill-color="#ffffff" draw:auto-grow-height="true" fo:min-height="10.735cm"/>
    </style:style>
    <style:style style:name="pr22" style:family="presentation" style:parent-style-name="lyt-cool-notes" style:list-style-name="L6">
      <style:graphic-properties draw:fill-color="#ffffff" draw:auto-grow-height="true" fo:min-height="10.735cm"/>
    </style:style>
    <style:style style:name="pr23" style:family="presentation" style:parent-style-name="lyt-cool-notes" style:list-style-name="L6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0cm" fo:margin-right="0cm" fo:text-indent="0cm"/>
      <style:text-properties fo:font-size="22pt"/>
    </style:style>
    <style:style style:name="P11" style:family="paragraph">
      <style:text-properties fo:font-size="22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</style:style>
    <style:style style:name="P14" style:family="paragraph"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24pt"/>
    </style:style>
    <style:style style:name="T3" style:family="text">
      <style:text-properties fo:font-size="2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199cm" svg:height="3.811cm" svg:x="1.4cm" svg:y="0.685cm" presentation:class="title" presentation:user-transformed="true">
          <draw:text-box>
            <text:p text:style-name="P1">Large Scale Inference of Deterministic Transductions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p text:style-name="P1">Alexander Clark</text:p>
            <text:p text:style-name="P1">Royal Holloway, University of London</text:p>
            <text:p text:style-name="P1"><text:a xlink:href="mailto:alexc@cs.rhul.ac.uk">alexc@cs.rhul.ac.uk</text:a></text:p>
            <text:p text:style-name="P1"/>
          </draw:text-box>
        </draw:frame>
        <draw:frame draw:style-name="gr1" draw:text-style-name="P3" draw:layer="layout" svg:width="10.277cm" svg:height="1.618cm" svg:x="7.62cm" svg:y="5.715cm">
          <draw:text-box>
            <text:p text:style-name="P2"><text:span text:style-name="T1">Tenjinno Problem 1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Outline<text:tab/>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 Competitor's perspective on the Tenjinno Competition</text:p>
              </text:list-item>
            </text:list>
            <text:list text:style-name="L4">
              <text:list-item>
                <text:p text:style-name="P5">A review of algorithms for learning finite state models</text:p>
              </text:list-item>
            </text:list>
            <text:list text:style-name="L4">
              <text:list-item>
                <text:p text:style-name="P5">Two innovations</text:p>
              </text:list-item>
            </text:list>
            <text:list text:style-name="L4">
              <text:list-item>
                <text:list>
                  <text:list-item>
                    <text:p text:style-name="P6">EM-based alignment algorith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tate splitting algorithms</text:p>
                  </text:list-item>
                </text:list>
              </text:list-item>
            </text:list>
            <text:list text:style-name="L4">
              <text:list-item>
                <text:p text:style-name="P5">Some conclusions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Some thoughts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These competitions are worthwhile</text:p>
              </text:list-item>
            </text:list>
            <text:list text:style-name="L4">
              <text:list-item>
                <text:list>
                  <text:list-item>
                    <text:p text:style-name="P6">Good programming exerci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rive focused research on particular iss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rge problems are important</text:p>
                  </text:list-item>
                </text:list>
              </text:list-item>
            </text:list>
            <text:list text:style-name="L4">
              <text:list-item>
                <text:p text:style-name="P5">Some (minor) complaints</text:p>
              </text:list-item>
            </text:list>
            <text:list text:style-name="L4">
              <text:list-item>
                <text:list>
                  <text:list-item>
                    <text:p text:style-name="P6">Exact identification is unrealisti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echnical side of Oracle design seemed to make CFG models a little too artifici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More natural to allow many different possible outpu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roblem 1<text:tab/>: easy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Very easy structure</text:p>
              </text:list-item>
            </text:list>
            <text:list text:style-name="L4">
              <text:list-item>
                <text:p text:style-name="P5">Enough data; plenty of information</text:p>
              </text:list-item>
            </text:list>
            <text:list text:style-name="L4">
              <text:list-item>
                <text:p text:style-name="P5">Three sources of information</text:p>
              </text:list-item>
            </text:list>
            <text:list text:style-name="L4">
              <text:list-item>
                <text:list>
                  <text:list-item>
                    <text:p text:style-name="P6">Input langu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utput langu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apping</text:p>
                  </text:list-item>
                </text:list>
              </text:list-item>
            </text:list>
            <text:list text:style-name="L4">
              <text:list-item>
                <text:p text:style-name="P5">But</text:p>
              </text:list-item>
            </text:list>
            <text:list text:style-name="L4">
              <text:list-item>
                <text:list>
                  <text:list-item>
                    <text:p text:style-name="P6">Very lar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ed to do it precis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Learning FSA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Two families of algorithms for learning finite state automata</text:p>
              </text:list-item>
            </text:list>
            <text:list text:style-name="L4">
              <text:list-item>
                <text:list>
                  <text:list-item>
                    <text:p text:style-name="P6">Deterministic automata<text:tab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nstruct Prefix tree automat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Merge states and recursively determini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n-deterministic<text:tab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Random ergodic FSA/HM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m based algorithm for tra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Learning FST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5">Two families of algorithms for learning finite state transducers</text:p>
              </text:list-item>
            </text:list>
            <text:list text:style-name="L4">
              <text:list-item>
                <text:list>
                  <text:list-item>
                    <text:p text:style-name="P6">Deterministic transducers (OSTI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nstruct Prefix tree automat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dd outputs to leaf transi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nvert to onward transduc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Merge, and push outpu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n-deterministic<text:tab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Random ergodic FST/PHMM/IOHM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m based algorithm for trai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roblem overview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Say 10,000 states, and alphabet of 1000/1001</text:p>
              </text:list-item>
            </text:list>
            <text:list text:style-name="L4">
              <text:list-item>
                <text:p text:style-name="P5">Neither approach will work</text:p>
              </text:list-item>
            </text:list>
            <text:list text:style-name="L4">
              <text:list-item>
                <text:list>
                  <text:list-item>
                    <text:p text:style-name="P6">OSTIA relies on merge ord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Won't wor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HMM is computationally intensi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Would work (?), but too much computation need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^2, l r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Overall strategy</text:p>
          </draw:text-box>
        </draw:frame>
        <draw:frame presentation:style-name="pr13" draw:text-style-name="P8" draw:layer="layout" svg:width="23.912cm" svg:height="13.231cm" svg:x="2.058cm" svg:y="5.838cm" presentation:class="outline">
          <draw:text-box>
            <text:list text:style-name="L5">
              <text:list-item>
                <text:p text:style-name="P8">Learn input language with state-merging</text:p>
              </text:list-item>
            </text:list>
            <text:list text:style-name="L4">
              <text:list-item>
                <text:list>
                  <text:list-item>
                    <text:p text:style-name="P6">Will be errors!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8">Do probabilistic alignment of a non-deterministic model</text:p>
              </text:list-item>
            </text:list>
            <text:list text:style-name="L5" text:continue-numbering="true">
              <text:list-item>
                <text:p text:style-name="P8">Use the non-determinism to identify errors</text:p>
              </text:list-item>
            </text:list>
            <text:list text:style-name="L4">
              <text:list-item>
                <text:list>
                  <text:list-item>
                    <text:p text:style-name="P6">Split states until it is deterministic(*)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8">Merge the deterministic transducer</text:p>
              </text:list-item>
            </text:list>
            <text:list text:style-name="L5" text:continue-numbering="true">
              <text:list-item>
                <text:p text:style-name="P8">Finally merge to cover test data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4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hase 1: learn DFA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Strip output data completely</text:p>
              </text:list-item>
            </text:list>
            <text:list text:style-name="L4">
              <text:list-item>
                <text:p text:style-name="P5">Standard state merging algorithm</text:p>
              </text:list-item>
            </text:list>
            <text:list text:style-name="L4">
              <text:list-item>
                <text:list>
                  <text:list-item>
                    <text:p text:style-name="P6">Custom measure of similarity</text:p>
                  </text:list-item>
                </text:list>
              </text:list-item>
            </text:list>
            <text:list text:style-name="L4">
              <text:list-item>
                <text:p text:style-name="P5">Construct PTA with 1,000,000 states</text:p>
              </text:list-item>
            </text:list>
            <text:list text:style-name="L4">
              <text:list-item>
                <text:p text:style-name="P5">Index based on signatures</text:p>
              </text:list-item>
            </text:list>
            <text:list text:style-name="L4">
              <text:list-item>
                <text:list>
                  <text:list-item>
                    <text:p text:style-name="P6">Compare all states that share three labe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pare all states that share two labe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hase 2:Alignment algorithms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Given large DFA</text:p>
              </text:list-item>
            </text:list>
            <text:list text:style-name="L4">
              <text:list-item>
                <text:list>
                  <text:list-item>
                    <text:p text:style-name="P6">For each transition have a distribution over outpu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 EM algorithm to optimise this</text:p>
                  </text:list-item>
                </text:list>
              </text:list-item>
            </text:list>
            <text:list text:style-name="L4">
              <text:list-item>
                <text:p text:style-name="P5">3 problems</text:p>
              </text:list-item>
            </text:list>
            <text:list text:style-name="L4">
              <text:list-item>
                <text:list>
                  <text:list-item>
                    <text:p text:style-name="P6">Initialis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M DP compu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rrors in original DF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5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Initialisation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ssume correct model</text:p>
              </text:list-item>
            </text:list>
            <text:list text:style-name="L4">
              <text:list-item>
                <text:list>
                  <text:list-item>
                    <text:p text:style-name="P6">If we have a transition 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en the substring output by t must lie in the intersection of the substrings for all output strings</text:p>
                  </text:list-item>
                </text:list>
              </text:list-item>
            </text:list>
            <text:list text:style-name="L4">
              <text:list-item>
                <text:p text:style-name="P5">Initialised with weights drawn from co-occurrence statistics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Example</text:p>
          </draw:text-box>
        </draw:frame>
        <draw:frame draw:style-name="gr3" draw:text-style-name="P9" draw:layer="layout" svg:width="8.89cm" svg:height="3.323cm" svg:x="6.35cm" svg:y="6.985cm">
          <draw:text-box>
            <text:p text:style-name="P9"><text:span text:style-name="T2">ABC --&gt; XYZ</text:span></text:p>
            <text:p text:style-name="P9"><text:span text:style-name="T2">ABGE --&gt; XYWW</text:span></text:p>
            <text:p text:style-name="P9"><text:span text:style-name="T2">ADEF --&gt; XYPQR</text:span></text:p>
          </draw:text-box>
        </draw:frame>
        <draw:frame draw:style-name="gr4" draw:text-style-name="P10" draw:layer="layout" svg:width="18.083cm" svg:height="8.675cm" svg:x="4.697cm" svg:y="11.43cm">
          <draw:text-box>
            <text:p text:style-name="P10"><text:span text:style-name="T3">Transition for A must generate a string </text:span></text:p>
            <text:p text:style-name="P10"><text:span text:style-name="T3">that is in the intersection of the</text:span></text:p>
            <text:p text:style-name="P10"><text:span text:style-name="T3">substrings of { XYZ, XYWW, XYPQR} </text:span></text:p>
            <text:p text:style-name="P10"><text:span text:style-name="T3"/></text:p>
            <text:p text:style-name="P10"><text:span text:style-name="T3">Must be { X, XY, Y or empty string }</text:span></text:p>
            <text:p text:style-name="P10"><text:span text:style-name="T3"/></text:p>
            <text:p text:style-name="P10"><text:span text:style-name="T3">Use distribution over these 4 strings; if there is only</text:span></text:p>
            <text:p text:style-name="P10"><text:span text:style-name="T3">the empty string, then we know this is right.</text:span></text:p>
            <text:p text:style-name="P10"><text:span text:style-name="T3"/></text:p>
          </draw:text-box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EM computation</text:p>
          </draw:text-box>
        </draw:frame>
        <draw:frame draw:style-name="gr1" draw:text-style-name="P11" draw:layer="layout" svg:width="16.051cm" svg:height="3.059cm" svg:x="5.715cm" svg:y="5.715cm">
          <draw:text-box>
            <text:p text:style-name="P10"><text:span text:style-name="T3">2-d dynamic programming grid</text:span></text:p>
            <text:p text:style-name="P10"><text:span text:style-name="T3">Posterior expectation that a particular </text:span></text:p>
            <text:p text:style-name="P10"><text:span text:style-name="T3">transition generates a substring in the output </text:span></text:p>
          </draw:text-box>
        </draw:frame>
        <draw:frame draw:style-name="standard" draw:layer="layout" svg:width="19.299cm" svg:height="9.302cm" svg:x="5.715cm" svg:y="10.7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1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At convergence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When we train the model to </text:p>
              </text:list-item>
            </text:list>
            <text:list text:style-name="L4">
              <text:list-item>
                <text:p text:style-name="P5">Nearly all transitions have a distribution with exactly one string with a non-zero probability.</text:p>
              </text:list-item>
            </text:list>
            <text:list text:style-name="L4">
              <text:list-item>
                <text:p text:style-name="P5">But there were 11 transitions with more than one string 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Phase 3: Splitting states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Some transitions will have a non-trivial distribution</text:p>
              </text:list-item>
            </text:list>
            <text:list text:style-name="L4">
              <text:list-item>
                <text:p text:style-name="P5">This is because they are incorrectly merged and correspond to two different transitions in original transducer</text:p>
              </text:list-item>
            </text:list>
            <text:list text:style-name="L4">
              <text:list-item>
                <text:p text:style-name="P5">We can now split them..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5" presentation:class="page"/>
          <draw:frame presentation:style-name="pr17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Example</text:p>
          </draw:text-box>
        </draw:frame>
        <draw:ellipse draw:style-name="gr5" draw:text-style-name="P13" draw:id="id7" draw:layer="layout" svg:width="2.54cm" svg:height="1.905cm" svg:x="1.905cm" svg:y="11.43cm">
          <text:p text:style-name="P12">0</text:p>
        </draw:ellipse>
        <draw:ellipse draw:style-name="gr5" draw:text-style-name="P13" draw:id="id1" draw:layer="layout" svg:width="2.54cm" svg:height="1.905cm" svg:x="6.675cm" svg:y="8.666cm">
          <text:p text:style-name="P12">1</text:p>
        </draw:ellipse>
        <draw:ellipse draw:style-name="gr5" draw:text-style-name="P13" draw:id="id2" draw:layer="layout" svg:width="2.54cm" svg:height="1.905cm" svg:x="11.675cm" svg:y="8.667cm">
          <text:p text:style-name="P12">2</text:p>
        </draw:ellipse>
        <draw:ellipse draw:style-name="gr5" draw:text-style-name="P13" draw:id="id3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215cm" svg:y1="9.618cm" svg:x2="11.675cm" svg:y2="9.619cm" draw:start-shape="id1" draw:start-glue-point="1" draw:end-shape="id2" draw:end-glue-point="3">
          <text:p text:style-name="P12">b/x</text:p>
        </draw:connector>
        <draw:connector draw:style-name="gr6" draw:text-style-name="P13" draw:layer="layout" draw:type="curve" svg:x1="14.215cm" svg:y1="9.619cm" svg:x2="16.175cm" svg:y2="9.62cm" draw:start-shape="id2" draw:start-glue-point="1" draw:end-shape="id3" draw:end-glue-point="3">
          <text:p text:style-name="P12">c/.</text:p>
        </draw:connector>
        <draw:ellipse draw:style-name="gr5" draw:text-style-name="P13" draw:id="id5" draw:layer="layout" svg:width="2.54cm" svg:height="1.905cm" svg:x="11.675cm" svg:y="13.367cm">
          <text:p text:style-name="P12">6</text:p>
        </draw:ellipse>
        <draw:ellipse draw:style-name="gr5" draw:text-style-name="P13" draw:id="id6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9.525cm" svg:y1="14.287cm" svg:x2="11.675cm" svg:y2="14.319cm" draw:start-shape="id4" draw:start-glue-point="1" draw:end-shape="id5" draw:end-glue-point="3">
          <text:p text:style-name="P12">b/y</text:p>
        </draw:connector>
        <draw:connector draw:style-name="gr6" draw:text-style-name="P13" draw:layer="layout" draw:type="curve" svg:x1="14.215cm" svg:y1="14.319cm" svg:x2="16.475cm" svg:y2="14.32cm" draw:start-shape="id5" draw:start-glue-point="1" draw:end-shape="id6" draw:end-glue-point="3">
          <text:p text:style-name="P12">d/.</text:p>
        </draw:connector>
        <draw:ellipse draw:style-name="gr5" draw:text-style-name="P13" draw:id="id4" draw:layer="layout" svg:width="2.54cm" svg:height="1.905cm" svg:x="6.985cm" svg:y="13.335cm">
          <text:p text:style-name="P12">5</text:p>
        </draw:ellipse>
        <draw:connector draw:style-name="gr6" draw:text-style-name="P13" draw:layer="layout" draw:type="curve" svg:x1="4.445cm" svg:y1="12.382cm" svg:x2="6.675cm" svg:y2="9.618cm" draw:start-shape="id7" draw:start-glue-point="1" draw:end-shape="id1" draw:end-glue-point="3">
          <text:p text:style-name="P12">a/m</text:p>
        </draw:connector>
        <draw:connector draw:style-name="gr6" draw:text-style-name="P13" draw:layer="layout" draw:type="curve" svg:x1="4.445cm" svg:y1="12.382cm" svg:x2="6.985cm" svg:y2="14.287cm" draw:start-shape="id7" draw:start-glue-point="1" draw:end-shape="id4" draw:end-glue-point="3">
          <text:p text:style-name="P12">e/z</text:p>
        </draw:connector>
        <draw:frame draw:style-name="gr1" draw:text-style-name="P14" draw:layer="layout" svg:width="4.769cm" svg:height="3.323cm" svg:x="19.996cm" svg:y="15.727cm">
          <draw:text-box>
            <text:p text:style-name="P1"><text:span text:style-name="T2">DATA: </text:span></text:p>
            <text:p text:style-name="P1"><text:span text:style-name="T2">abc --&gt; mx </text:span></text:p>
            <text:p text:style-name="P1"><text:span text:style-name="T2">ebd --&gt; z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6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Construct PTA</text:p>
          </draw:text-box>
        </draw:frame>
        <draw:ellipse draw:style-name="gr5" draw:text-style-name="P13" draw:id="id14" draw:layer="layout" svg:width="2.54cm" svg:height="1.905cm" svg:x="1.905cm" svg:y="11.43cm">
          <text:p text:style-name="P12">0</text:p>
        </draw:ellipse>
        <draw:ellipse draw:style-name="gr5" draw:text-style-name="P13" draw:id="id8" draw:layer="layout" svg:width="2.54cm" svg:height="1.905cm" svg:x="6.675cm" svg:y="8.666cm">
          <text:p text:style-name="P12">1</text:p>
        </draw:ellipse>
        <draw:ellipse draw:style-name="gr5" draw:text-style-name="P13" draw:id="id9" draw:layer="layout" svg:width="2.54cm" svg:height="1.905cm" svg:x="11.675cm" svg:y="8.667cm">
          <text:p text:style-name="P12">2</text:p>
        </draw:ellipse>
        <draw:ellipse draw:style-name="gr5" draw:text-style-name="P13" draw:id="id10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215cm" svg:y1="9.618cm" svg:x2="11.675cm" svg:y2="9.619cm" draw:start-shape="id8" draw:start-glue-point="1" draw:end-shape="id9" draw:end-glue-point="3">
          <text:p text:style-name="P12">b</text:p>
        </draw:connector>
        <draw:connector draw:style-name="gr6" draw:text-style-name="P13" draw:layer="layout" draw:type="curve" svg:x1="14.215cm" svg:y1="9.619cm" svg:x2="16.175cm" svg:y2="9.62cm" draw:start-shape="id9" draw:start-glue-point="1" draw:end-shape="id10" draw:end-glue-point="3">
          <text:p text:style-name="P12">c</text:p>
        </draw:connector>
        <draw:ellipse draw:style-name="gr5" draw:text-style-name="P13" draw:id="id12" draw:layer="layout" svg:width="2.54cm" svg:height="1.905cm" svg:x="11.675cm" svg:y="13.367cm">
          <text:p text:style-name="P12">6</text:p>
        </draw:ellipse>
        <draw:ellipse draw:style-name="gr5" draw:text-style-name="P13" draw:id="id13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9.525cm" svg:y1="14.287cm" svg:x2="11.675cm" svg:y2="14.319cm" draw:start-shape="id11" draw:start-glue-point="1" draw:end-shape="id12" draw:end-glue-point="3">
          <text:p text:style-name="P12">b</text:p>
        </draw:connector>
        <draw:connector draw:style-name="gr6" draw:text-style-name="P13" draw:layer="layout" draw:type="curve" svg:x1="14.215cm" svg:y1="14.319cm" svg:x2="16.475cm" svg:y2="14.32cm" draw:start-shape="id12" draw:start-glue-point="1" draw:end-shape="id13" draw:end-glue-point="3">
          <text:p text:style-name="P12">.</text:p>
        </draw:connector>
        <draw:ellipse draw:style-name="gr5" draw:text-style-name="P13" draw:id="id11" draw:layer="layout" svg:width="2.54cm" svg:height="1.905cm" svg:x="6.985cm" svg:y="13.335cm">
          <text:p text:style-name="P12">5</text:p>
        </draw:ellipse>
        <draw:connector draw:style-name="gr6" draw:text-style-name="P13" draw:layer="layout" draw:type="curve" svg:x1="4.445cm" svg:y1="12.382cm" svg:x2="6.675cm" svg:y2="9.618cm" draw:start-shape="id14" draw:start-glue-point="1" draw:end-shape="id8" draw:end-glue-point="3">
          <text:p text:style-name="P12">a</text:p>
        </draw:connector>
        <draw:connector draw:style-name="gr6" draw:text-style-name="P13" draw:layer="layout" draw:type="curve" svg:x1="4.445cm" svg:y1="12.382cm" svg:x2="6.985cm" svg:y2="14.287cm" draw:start-shape="id14" draw:start-glue-point="1" draw:end-shape="id11" draw:end-glue-point="3">
          <text:p text:style-name="P12">e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draw:frame draw:style-name="gr1" draw:text-style-name="P14" draw:layer="layout" svg:width="12.178cm" svg:height="1.275cm" svg:x="8.22cm" svg:y="17.78cm">
          <draw:text-box>
            <text:p text:style-name="P1"><text:span text:style-name="T2">State 1 looks similar to State 5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7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Merge incorrectly</text:p>
          </draw:text-box>
        </draw:frame>
        <draw:ellipse draw:style-name="gr5" draw:text-style-name="P13" draw:id="id20" draw:layer="layout" svg:width="2.54cm" svg:height="1.905cm" svg:x="1.905cm" svg:y="8.89cm">
          <text:p text:style-name="P12">0</text:p>
        </draw:ellipse>
        <draw:ellipse draw:style-name="gr5" draw:text-style-name="P13" draw:id="id15" draw:layer="layout" svg:width="2.54cm" svg:height="1.905cm" svg:x="6.985cm" svg:y="10.795cm">
          <text:p text:style-name="P12">1+5</text:p>
        </draw:ellipse>
        <draw:ellipse draw:style-name="gr5" draw:text-style-name="P13" draw:id="id16" draw:layer="layout" svg:width="2.54cm" svg:height="1.905cm" svg:x="11.675cm" svg:y="8.667cm">
          <text:p text:style-name="P12">2</text:p>
        </draw:ellipse>
        <draw:ellipse draw:style-name="gr5" draw:text-style-name="P13" draw:id="id17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525cm" svg:y1="11.747cm" svg:x2="11.675cm" svg:y2="9.619cm" draw:start-shape="id15" draw:start-glue-point="1" draw:end-shape="id16" draw:end-glue-point="3">
          <text:p text:style-name="P12">b</text:p>
        </draw:connector>
        <draw:connector draw:style-name="gr6" draw:text-style-name="P13" draw:layer="layout" draw:type="curve" svg:x1="14.215cm" svg:y1="9.619cm" svg:x2="16.175cm" svg:y2="9.62cm" draw:start-shape="id16" draw:start-glue-point="1" draw:end-shape="id17" draw:end-glue-point="3">
          <text:p text:style-name="P12">c</text:p>
        </draw:connector>
        <draw:ellipse draw:style-name="gr5" draw:text-style-name="P13" draw:id="id18" draw:layer="layout" svg:width="2.54cm" svg:height="1.905cm" svg:x="11.675cm" svg:y="13.367cm">
          <text:p text:style-name="P12">6</text:p>
        </draw:ellipse>
        <draw:ellipse draw:style-name="gr5" draw:text-style-name="P13" draw:id="id19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9.525cm" svg:y1="11.747cm" svg:x2="11.675cm" svg:y2="14.319cm" draw:start-shape="id15" draw:start-glue-point="1" draw:end-shape="id18" draw:end-glue-point="3">
          <text:p text:style-name="P12">b</text:p>
        </draw:connector>
        <draw:connector draw:style-name="gr6" draw:text-style-name="P13" draw:layer="layout" draw:type="curve" svg:x1="14.215cm" svg:y1="14.319cm" svg:x2="16.475cm" svg:y2="14.32cm" draw:start-shape="id18" draw:start-glue-point="1" draw:end-shape="id19" draw:end-glue-point="3">
          <text:p text:style-name="P12">.</text:p>
        </draw:connector>
        <draw:connector draw:style-name="gr6" draw:text-style-name="P13" draw:layer="layout" draw:type="curve" svg:x1="4.445cm" svg:y1="9.842cm" svg:x2="6.985cm" svg:y2="11.747cm" draw:start-shape="id20" draw:start-glue-point="1" draw:end-shape="id15" draw:end-glue-point="3">
          <text:p text:style-name="P12">a</text:p>
        </draw:connector>
        <draw:connector draw:style-name="gr6" draw:text-style-name="P13" draw:layer="layout" draw:type="curve" svg:x1="4.445cm" svg:y1="9.842cm" svg:x2="6.985cm" svg:y2="11.747cm" draw:start-shape="id20" draw:start-glue-point="1" draw:end-shape="id15" draw:end-glue-point="3">
          <text:p text:style-name="P12">a or e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8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Determinise</text:p>
          </draw:text-box>
        </draw:frame>
        <draw:ellipse draw:style-name="gr5" draw:text-style-name="P13" draw:id="id25" draw:layer="layout" svg:width="2.54cm" svg:height="1.905cm" svg:x="1.905cm" svg:y="8.89cm">
          <text:p text:style-name="P12">0</text:p>
        </draw:ellipse>
        <draw:ellipse draw:style-name="gr5" draw:text-style-name="P13" draw:id="id21" draw:layer="layout" svg:width="2.54cm" svg:height="1.905cm" svg:x="6.985cm" svg:y="10.795cm">
          <text:p text:style-name="P12">1+5</text:p>
        </draw:ellipse>
        <draw:ellipse draw:style-name="gr5" draw:text-style-name="P13" draw:id="id22" draw:layer="layout" svg:width="2.54cm" svg:height="1.905cm" svg:x="12.065cm" svg:y="10.795cm">
          <text:p text:style-name="P12">2+6</text:p>
        </draw:ellipse>
        <draw:ellipse draw:style-name="gr5" draw:text-style-name="P13" draw:id="id23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525cm" svg:y1="11.747cm" svg:x2="12.065cm" svg:y2="11.747cm" draw:start-shape="id21" draw:start-glue-point="1" draw:end-shape="id22" draw:end-glue-point="3">
          <text:p text:style-name="P12">b</text:p>
        </draw:connector>
        <draw:connector draw:style-name="gr6" draw:text-style-name="P13" draw:layer="layout" draw:type="curve" svg:x1="14.605cm" svg:y1="11.747cm" svg:x2="16.175cm" svg:y2="9.62cm" draw:start-shape="id22" draw:start-glue-point="1" draw:end-shape="id23" draw:end-glue-point="3">
          <text:p text:style-name="P12">c</text:p>
        </draw:connector>
        <draw:ellipse draw:style-name="gr5" draw:text-style-name="P13" draw:id="id24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14.605cm" svg:y1="11.747cm" svg:x2="16.475cm" svg:y2="14.32cm" draw:start-shape="id22" draw:start-glue-point="1" draw:end-shape="id24" draw:end-glue-point="3">
          <text:p text:style-name="P12">.</text:p>
        </draw:connector>
        <draw:connector draw:style-name="gr6" draw:text-style-name="P13" draw:layer="layout" draw:type="curve" svg:x1="4.445cm" svg:y1="9.842cm" svg:x2="6.985cm" svg:y2="11.747cm" draw:start-shape="id25" draw:start-glue-point="1" draw:end-shape="id21" draw:end-glue-point="3">
          <text:p text:style-name="P12">a</text:p>
        </draw:connector>
        <draw:connector draw:style-name="gr6" draw:text-style-name="P13" draw:layer="layout" draw:type="curve" svg:x1="4.445cm" svg:y1="9.842cm" svg:x2="6.985cm" svg:y2="11.747cm" draw:start-shape="id25" draw:start-glue-point="1" draw:end-shape="id21" draw:end-glue-point="3">
          <text:p text:style-name="P12">a or e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19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Align</text:p>
          </draw:text-box>
        </draw:frame>
        <draw:ellipse draw:style-name="gr5" draw:text-style-name="P13" draw:id="id30" draw:layer="layout" svg:width="2.54cm" svg:height="1.905cm" svg:x="1.905cm" svg:y="8.89cm">
          <text:p text:style-name="P12">0</text:p>
        </draw:ellipse>
        <draw:ellipse draw:style-name="gr5" draw:text-style-name="P13" draw:id="id26" draw:layer="layout" svg:width="2.54cm" svg:height="1.905cm" svg:x="6.985cm" svg:y="10.795cm">
          <text:p text:style-name="P12">1+5</text:p>
        </draw:ellipse>
        <draw:ellipse draw:style-name="gr5" draw:text-style-name="P13" draw:id="id27" draw:layer="layout" svg:width="2.54cm" svg:height="1.905cm" svg:x="12.065cm" svg:y="10.795cm">
          <text:p text:style-name="P12">2+6</text:p>
        </draw:ellipse>
        <draw:ellipse draw:style-name="gr5" draw:text-style-name="P13" draw:id="id28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525cm" svg:y1="11.747cm" svg:x2="12.065cm" svg:y2="11.747cm" draw:start-shape="id26" draw:start-glue-point="1" draw:end-shape="id27" draw:end-glue-point="3">
          <text:p text:style-name="P12">b</text:p>
        </draw:connector>
        <draw:connector draw:style-name="gr6" draw:text-style-name="P13" draw:layer="layout" draw:type="curve" svg:x1="14.605cm" svg:y1="11.747cm" svg:x2="16.175cm" svg:y2="9.62cm" draw:start-shape="id27" draw:start-glue-point="1" draw:end-shape="id28" draw:end-glue-point="3">
          <text:p text:style-name="P12">c</text:p>
        </draw:connector>
        <draw:ellipse draw:style-name="gr5" draw:text-style-name="P13" draw:id="id29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14.605cm" svg:y1="11.747cm" svg:x2="16.475cm" svg:y2="14.32cm" draw:start-shape="id27" draw:start-glue-point="1" draw:end-shape="id29" draw:end-glue-point="3">
          <text:p text:style-name="P12">.</text:p>
        </draw:connector>
        <draw:connector draw:style-name="gr6" draw:text-style-name="P13" draw:layer="layout" draw:type="curve" svg:x1="4.445cm" svg:y1="9.842cm" svg:x2="6.985cm" svg:y2="11.747cm" draw:start-shape="id30" draw:start-glue-point="1" draw:end-shape="id26" draw:end-glue-point="3">
          <text:p text:style-name="P12">a</text:p>
        </draw:connector>
        <draw:connector draw:style-name="gr6" draw:text-style-name="P13" draw:layer="layout" draw:type="curve" svg:x1="4.445cm" svg:y1="9.842cm" svg:x2="6.985cm" svg:y2="11.747cm" draw:start-shape="id30" draw:start-glue-point="1" draw:end-shape="id26" draw:end-glue-point="3">
          <text:p text:style-name="P12">a or e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draw:frame draw:style-name="gr1" draw:text-style-name="P14" draw:layer="layout" svg:width="6.941cm" svg:height="3.323cm" svg:x="20.035cm" svg:y="15.468cm">
          <draw:text-box>
            <text:p text:style-name="P1"><text:span text:style-name="T2">OUTPUT DATA: </text:span></text:p>
            <text:p text:style-name="P1"><text:span text:style-name="T2">abc --&gt; mx </text:span></text:p>
            <text:p text:style-name="P1"><text:span text:style-name="T2">ebd <text:s/>--&gt; zy</text:span></text:p>
          </draw:text-box>
        </draw:frame>
        <draw:frame draw:style-name="gr7" draw:text-style-name="P1" draw:layer="layout" svg:width="5.08cm" svg:height="3.175cm" svg:x="2.54cm" svg:y="15.24cm">
          <draw:text-box>
            <text:p text:style-name="P1">Could <text:s/>generate</text:p>
            <text:p text:style-name="P1">m or mx or z or zy <text:s/>or nothing</text:p>
          </draw:text-box>
        </draw:frame>
        <draw:line draw:style-name="gr8" draw:text-style-name="P13" draw:layer="layout" svg:x1="3.81cm" svg:y1="14.605cm" svg:x2="5.08cm" svg:y2="12.065cm">
          <text:p text:style-name="P1"/>
        </draw:line>
        <draw:frame draw:style-name="gr3" draw:text-style-name="P1" draw:layer="layout" svg:width="5.08cm" svg:height="2.549cm" svg:x="10.16cm" svg:y="17.145cm">
          <draw:text-box>
            <text:p text:style-name="P1">Could generate</text:p>
            <text:p text:style-name="P1">m, mx, x, z, y, zy or nothing</text:p>
          </draw:text-box>
        </draw:frame>
        <draw:line draw:style-name="gr8" draw:text-style-name="P13" draw:layer="layout" svg:x1="12.065cm" svg:y1="15.875cm" svg:x2="11.43cm" svg:y2="12.7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0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At convergence</text:p>
          </draw:text-box>
        </draw:frame>
        <draw:ellipse draw:style-name="gr5" draw:text-style-name="P13" draw:id="id35" draw:layer="layout" svg:width="2.54cm" svg:height="1.905cm" svg:x="1.905cm" svg:y="8.89cm">
          <text:p text:style-name="P12">0</text:p>
        </draw:ellipse>
        <draw:ellipse draw:style-name="gr5" draw:text-style-name="P13" draw:id="id31" draw:layer="layout" svg:width="2.54cm" svg:height="1.905cm" svg:x="6.985cm" svg:y="10.795cm">
          <text:p text:style-name="P12">1+5</text:p>
        </draw:ellipse>
        <draw:ellipse draw:style-name="gr5" draw:text-style-name="P13" draw:id="id32" draw:layer="layout" svg:width="2.54cm" svg:height="1.905cm" svg:x="12.065cm" svg:y="10.795cm">
          <text:p text:style-name="P12">2+6</text:p>
        </draw:ellipse>
        <draw:ellipse draw:style-name="gr5" draw:text-style-name="P13" draw:id="id33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525cm" svg:y1="11.747cm" svg:x2="12.065cm" svg:y2="11.747cm" draw:start-shape="id31" draw:start-glue-point="1" draw:end-shape="id32" draw:end-glue-point="3">
          <text:p text:style-name="P12">b</text:p>
        </draw:connector>
        <draw:connector draw:style-name="gr6" draw:text-style-name="P13" draw:layer="layout" draw:type="curve" svg:x1="14.605cm" svg:y1="11.747cm" svg:x2="16.175cm" svg:y2="9.62cm" draw:start-shape="id32" draw:start-glue-point="1" draw:end-shape="id33" draw:end-glue-point="3">
          <text:p text:style-name="P12">c</text:p>
        </draw:connector>
        <draw:ellipse draw:style-name="gr5" draw:text-style-name="P13" draw:id="id34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14.605cm" svg:y1="11.747cm" svg:x2="16.475cm" svg:y2="14.32cm" draw:start-shape="id32" draw:start-glue-point="1" draw:end-shape="id34" draw:end-glue-point="3">
          <text:p text:style-name="P12">.</text:p>
        </draw:connector>
        <draw:connector draw:style-name="gr6" draw:text-style-name="P13" draw:layer="layout" draw:type="curve" svg:x1="4.445cm" svg:y1="9.842cm" svg:x2="6.985cm" svg:y2="11.747cm" draw:start-shape="id35" draw:start-glue-point="1" draw:end-shape="id31" draw:end-glue-point="3">
          <text:p text:style-name="P12">a</text:p>
        </draw:connector>
        <draw:connector draw:style-name="gr6" draw:text-style-name="P13" draw:layer="layout" draw:type="curve" svg:x1="4.445cm" svg:y1="9.842cm" svg:x2="6.985cm" svg:y2="11.747cm" draw:start-shape="id35" draw:start-glue-point="1" draw:end-shape="id31" draw:end-glue-point="3">
          <text:p text:style-name="P12">a or e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draw:frame draw:style-name="gr1" draw:text-style-name="P14" draw:layer="layout" svg:width="6.941cm" svg:height="3.323cm" svg:x="20.035cm" svg:y="15.468cm">
          <draw:text-box>
            <text:p text:style-name="P1"><text:span text:style-name="T2">OUTPUT DATA: </text:span></text:p>
            <text:p text:style-name="P1"><text:span text:style-name="T2">abc --&gt; mx </text:span></text:p>
            <text:p text:style-name="P1"><text:span text:style-name="T2">ebd <text:s/>--&gt; zy</text:span></text:p>
          </draw:text-box>
        </draw:frame>
        <draw:line draw:style-name="gr8" draw:text-style-name="P13" draw:layer="layout" svg:x1="3.81cm" svg:y1="14.605cm" svg:x2="5.08cm" svg:y2="12.065cm">
          <text:p text:style-name="P1"/>
        </draw:line>
        <draw:frame draw:style-name="gr9" draw:text-style-name="P1" draw:layer="layout" svg:width="5.08cm" svg:height="3.688cm" svg:x="10.16cm" svg:y="15.997cm">
          <draw:text-box>
            <text:p text:style-name="P1">One transition with two outputs</text:p>
            <text:p text:style-name="P1">0.5 x</text:p>
            <text:p text:style-name="P1">0.5 y</text:p>
          </draw:text-box>
        </draw:frame>
        <draw:line draw:style-name="gr8" draw:text-style-name="P13" draw:layer="layout" svg:x1="12.065cm" svg:y1="15.875cm" svg:x2="11.43cm" svg:y2="12.7cm">
          <text:p text:style-name="P1"/>
        </draw:line>
        <draw:frame draw:style-name="gr1" draw:layer="layout" svg:width="4.765cm" svg:height="2.549cm" svg:x="2.54cm" svg:y="14.605cm">
          <draw:text-box>
            <text:p text:style-name="P1">Two transitions</text:p>
            <text:p text:style-name="P1">1 a --&gt; m</text:p>
            <text:p text:style-name="P1">1 e --&gt; z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1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811cm" svg:x="2.058cm" svg:y="1.392cm" presentation:class="title" presentation:user-transformed="true">
          <draw:text-box>
            <text:p text:style-name="P1">Split to make outputs <text:line-break/>deterministic</text:p>
          </draw:text-box>
        </draw:frame>
        <draw:ellipse draw:style-name="gr5" draw:text-style-name="P13" draw:id="id40" draw:layer="layout" svg:width="2.54cm" svg:height="1.905cm" svg:x="1.905cm" svg:y="8.89cm">
          <text:p text:style-name="P12">0</text:p>
        </draw:ellipse>
        <draw:ellipse draw:style-name="gr5" draw:text-style-name="P13" draw:id="id41" draw:layer="layout" svg:width="2.54cm" svg:height="1.905cm" svg:x="6.985cm" svg:y="10.795cm">
          <text:p text:style-name="P12">1+5a</text:p>
        </draw:ellipse>
        <draw:ellipse draw:style-name="gr5" draw:text-style-name="P13" draw:id="id37" draw:layer="layout" svg:width="2.54cm" svg:height="1.905cm" svg:x="12.065cm" svg:y="10.795cm">
          <text:p text:style-name="P12">2+6</text:p>
        </draw:ellipse>
        <draw:ellipse draw:style-name="gr5" draw:text-style-name="P13" draw:id="id38" draw:layer="layout" svg:width="2.54cm" svg:height="1.905cm" svg:x="16.175cm" svg:y="8.668cm">
          <text:p text:style-name="P12">3</text:p>
        </draw:ellipse>
        <draw:connector draw:style-name="gr6" draw:text-style-name="P13" draw:layer="layout" draw:type="curve" svg:x1="9.525cm" svg:y1="14.748cm" svg:x2="12.065cm" svg:y2="11.747cm" draw:start-shape="id36" draw:start-glue-point="1" draw:end-shape="id37" draw:end-glue-point="3">
          <text:p text:style-name="P12">b/y</text:p>
        </draw:connector>
        <draw:connector draw:style-name="gr6" draw:text-style-name="P13" draw:layer="layout" draw:type="curve" svg:x1="14.605cm" svg:y1="11.747cm" svg:x2="16.175cm" svg:y2="9.62cm" draw:start-shape="id37" draw:start-glue-point="1" draw:end-shape="id38" draw:end-glue-point="3">
          <text:p text:style-name="P12">c</text:p>
        </draw:connector>
        <draw:ellipse draw:style-name="gr5" draw:text-style-name="P13" draw:id="id39" draw:layer="layout" svg:width="2.54cm" svg:height="1.905cm" svg:x="16.475cm" svg:y="13.368cm">
          <text:p text:style-name="P12">7</text:p>
        </draw:ellipse>
        <draw:connector draw:style-name="gr6" draw:text-style-name="P13" draw:layer="layout" draw:type="curve" svg:x1="14.605cm" svg:y1="11.747cm" svg:x2="16.475cm" svg:y2="14.32cm" draw:start-shape="id37" draw:start-glue-point="1" draw:end-shape="id39" draw:end-glue-point="3">
          <text:p text:style-name="P12">.</text:p>
        </draw:connector>
        <draw:connector draw:style-name="gr6" draw:text-style-name="P13" draw:layer="layout" draw:type="curve" svg:x1="4.445cm" svg:y1="9.842cm" svg:x2="6.985cm" svg:y2="11.747cm" draw:start-shape="id40" draw:start-glue-point="1" draw:end-shape="id41" draw:end-glue-point="3">
          <text:p text:style-name="P12">a/m</text:p>
        </draw:connector>
        <draw:connector draw:style-name="gr6" draw:text-style-name="P13" draw:layer="layout" draw:type="curve" svg:x1="4.445cm" svg:y1="9.842cm" svg:x2="6.985cm" svg:y2="14.748cm" draw:start-shape="id40" draw:start-glue-point="1" draw:end-shape="id36" draw:end-glue-point="3">
          <text:p text:style-name="P12">e/z</text:p>
        </draw:connector>
        <draw:frame draw:style-name="gr1" draw:text-style-name="P14" draw:layer="layout" svg:width="6.001cm" svg:height="3.323cm" svg:x="20.034cm" svg:y="5.567cm">
          <draw:text-box>
            <text:p text:style-name="P1"><text:span text:style-name="T2">INPUT DATA: </text:span></text:p>
            <text:p text:style-name="P1"><text:span text:style-name="T2">abc <text:s/></text:span></text:p>
            <text:p text:style-name="P1"><text:span text:style-name="T2">ebd </text:span></text:p>
          </draw:text-box>
        </draw:frame>
        <draw:frame draw:style-name="gr1" draw:text-style-name="P14" draw:layer="layout" svg:width="6.941cm" svg:height="3.323cm" svg:x="20.035cm" svg:y="15.468cm">
          <draw:text-box>
            <text:p text:style-name="P1"><text:span text:style-name="T2">OUTPUT DATA: </text:span></text:p>
            <text:p text:style-name="P1"><text:span text:style-name="T2">abc --&gt; mx </text:span></text:p>
            <text:p text:style-name="P1"><text:span text:style-name="T2">ebd <text:s/>--&gt; zy</text:span></text:p>
          </draw:text-box>
        </draw:frame>
        <draw:ellipse draw:style-name="gr5" draw:text-style-name="P13" draw:id="id36" draw:layer="layout" svg:width="2.54cm" svg:height="1.905cm" svg:x="6.985cm" svg:y="13.796cm">
          <text:p text:style-name="P12">1+5b</text:p>
        </draw:ellipse>
        <draw:connector draw:style-name="gr6" draw:text-style-name="P13" draw:layer="layout" draw:type="curve" svg:x1="9.525cm" svg:y1="11.747cm" svg:x2="12.065cm" svg:y2="11.747cm" draw:start-shape="id41" draw:start-glue-point="1" draw:end-shape="id37" draw:end-glue-point="3">
          <text:p text:style-name="P12">b/x</text:p>
        </draw:connector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2" presentation:class="page"/>
          <draw:frame presentation:style-name="pr7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Merging the aligned automaton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We now have a <text:s/>lot of extra information so we can merge states based not just on the input label but also on the output label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3" presentation:class="page"/>
          <draw:frame presentation:style-name="pr18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Final steps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Merge using the training data.</text:p>
              </text:list-item>
            </text:list>
            <text:list text:style-name="L4">
              <text:list-item>
                <text:p text:style-name="P5">Given an input string not accepted by transducer</text:p>
              </text:list-item>
            </text:list>
            <text:list text:style-name="L4">
              <text:list-item>
                <text:p text:style-name="P5">Identify the state at which it leaves the transducer;</text:p>
              </text:list-item>
            </text:list>
            <text:list text:style-name="L4">
              <text:list-item>
                <text:p text:style-name="P5">Merge that state with the best match</text:p>
              </text:list-item>
            </text:list>
            <text:list text:style-name="L4">
              <text:list-item>
                <text:list>
                  <text:list-item>
                    <text:p text:style-name="P6">Always have two arcs for this poi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4" presentation:class="page"/>
          <draw:frame presentation:style-name="pr19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Exact problem<text:tab/>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Solve linear word equations</text:p>
              </text:list-item>
            </text:list>
            <text:list text:style-name="L4">
              <text:list-item>
                <text:list>
                  <text:list-item>
                    <text:p text:style-name="P6">Example</text:p>
                  </text:list-item>
                </text:list>
              </text:list-item>
            </text:list>
            <text:list text:style-name="L4">
              <text:list-item>
                <text:p text:style-name="P5">Maybe 50,000 variables</text:p>
              </text:list-item>
            </text:list>
            <text:list text:style-name="L4">
              <text:list-item>
                <text:p text:style-name="P5">100,000 equations</text:p>
              </text:list-item>
            </text:list>
            <text:list text:style-name="L4">
              <text:list-item>
                <text:list>
                  <text:list-item>
                    <text:p text:style-name="P6">Each with 1000</text:p>
                  </text:list-item>
                </text:list>
              </text:list-item>
            </text:list>
            <text:list text:style-name="L4">
              <text:list-item>
                <text:p text:style-name="P5">Highly overconstrained, solvable using standard techniques (Krylov subspace acceleration ...)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5" presentation:class="page"/>
          <draw:frame presentation:style-name="pr20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Other techniques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Restricting the alignment algorithm</text:p>
              </text:list-item>
            </text:list>
            <text:list text:style-name="L4">
              <text:list-item>
                <text:list>
                  <text:list-item>
                    <text:p text:style-name="P6">Tapering the alignment grids</text:p>
                  </text:list-item>
                </text:list>
              </text:list-item>
            </text:list>
            <text:list text:style-name="L4">
              <text:list-item>
                <text:p text:style-name="P5">Aligning based on the PTA</text:p>
              </text:list-item>
            </text:list>
            <text:list text:style-name="L4">
              <text:list-item>
                <text:p text:style-name="P5">Aligning based on per input letter distributions</text:p>
              </text:list-item>
            </text:list>
            <text:list text:style-name="L4">
              <text:list-item>
                <text:p text:style-name="P5">Oracle based techniques</text:p>
              </text:list-item>
            </text:list>
            <text:list text:style-name="L4">
              <text:list-item>
                <text:list>
                  <text:list-item>
                    <text:p text:style-name="P6">Look for long output strings that are based in 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6" presentation:class="page"/>
          <draw:frame presentation:style-name="pr21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Conclusions (competition)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Exact inference is too hard</text:p>
              </text:list-item>
            </text:list>
            <text:list text:style-name="L4">
              <text:list-item>
                <text:list>
                  <text:list-item>
                    <text:p text:style-name="P6">Real world problems do not exactly conform to formal mode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act identification of a known class of models is too ha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netheless, deterministic algorithms are eas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High confidence in final solu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Much more information than the pure GI (language membership alon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7" presentation:class="page"/>
          <draw:frame presentation:style-name="pr2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5" draw:text-style-name="P5" draw:layer="layout" svg:width="23.912cm" svg:height="13.231cm" svg:x="2.058cm" svg:y="5.838cm" presentation:class="outline">
          <draw:text-box>
            <text:list text:style-name="L4">
              <text:list-item>
                <text:p text:style-name="P5">A new family of algorithms for FST inference based on</text:p>
              </text:list-item>
            </text:list>
            <text:list text:style-name="L4">
              <text:list-item>
                <text:list>
                  <text:list-item>
                    <text:p text:style-name="P6">Input model indu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lign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tandard EM based metho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ovel initialis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plit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on-determinism in outputs identifies erroneous stat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Large alphabets are easy!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8" presentation:class="page"/>
          <draw:frame presentation:style-name="pr2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7-26T20:31:58</meta:creation-date>
    <dc:date>2006-09-11T14:10:05</dc:date>
    <dc:language>en-US</dc:language>
    <meta:editing-cycles>23</meta:editing-cycles>
    <meta:editing-duration>PT2H31M27S</meta:editing-duration>
    <meta:user-defined meta:name="Info 1"/>
    <meta:user-defined meta:name="Info 2"/>
    <meta:user-defined meta:name="Info 3"/>
    <meta:user-defined meta:name="Info 4"/>
    <meta:document-statistic meta:object-count="2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1">09/11/2006</text:date>, <text:time>14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